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Preformatted_20_Text">
      <style:paragraph-properties fo:margin-top="0in" fo:margin-bottom="0.1965in" style:contextual-spacing="false"/>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P26" style:family="paragraph" style:parent-style-name="Text_20_body" style:list-style-name="L12">
      <style:paragraph-properties fo:margin-top="0in" fo:margin-bottom="0in" style:contextual-spacing="false"/>
    </style:style>
    <style:style style:name="P27" style:family="paragraph" style:parent-style-name="Text_20_body" style:list-style-name="L13"/>
    <style:style style:name="P28" style:family="paragraph" style:parent-style-name="Text_20_body" style:list-style-name="L13">
      <style:paragraph-properties fo:margin-top="0in" fo:margin-bottom="0in" style:contextual-spacing="false"/>
    </style:style>
    <style:style style:name="P29" style:family="paragraph" style:parent-style-name="Text_20_body" style:list-style-name="L14"/>
    <style:style style:name="P30" style:family="paragraph" style:parent-style-name="Text_20_body" style:list-style-name="L14">
      <style:paragraph-properties fo:margin-top="0in" fo:margin-bottom="0in" style:contextual-spacing="false"/>
    </style:style>
    <style:style style:name="P31" style:family="paragraph" style:parent-style-name="Text_20_body" style:list-style-name="L15"/>
    <style:style style:name="P32" style:family="paragraph" style:parent-style-name="Text_20_body" style:list-style-name="L15">
      <style:paragraph-properties fo:margin-top="0in" fo:margin-bottom="0in" style:contextual-spacing="false"/>
    </style:style>
    <style:style style:name="P33" style:family="paragraph" style:parent-style-name="Text_20_body" style:list-style-name="L16"/>
    <style:style style:name="P34" style:family="paragraph" style:parent-style-name="Text_20_body" style:list-style-name="L16">
      <style:paragraph-properties fo:margin-top="0in" fo:margin-bottom="0in" style:contextual-spacing="false"/>
    </style:style>
    <style:style style:name="P35" style:family="paragraph" style:parent-style-name="Text_20_body" style:list-style-name="L17"/>
    <style:style style:name="P36" style:family="paragraph" style:parent-style-name="Text_20_body" style:list-style-name="L17">
      <style:paragraph-properties fo:margin-top="0in" fo:margin-bottom="0in" style:contextual-spacing="false"/>
    </style:style>
    <style:style style:name="P37" style:family="paragraph" style:parent-style-name="Text_20_body" style:list-style-name="L18"/>
    <style:style style:name="P38" style:family="paragraph" style:parent-style-name="Text_20_body" style:list-style-name="L18">
      <style:paragraph-properties fo:margin-top="0in" fo:margin-bottom="0in" style:contextual-spacing="false"/>
    </style:style>
    <style:style style:name="P39" style:family="paragraph" style:parent-style-name="Text_20_body" style:list-style-name="L19"/>
    <style:style style:name="P40" style:family="paragraph" style:parent-style-name="Text_20_body" style:list-style-name="L19">
      <style:paragraph-properties fo:margin-top="0in" fo:margin-bottom="0in" style:contextual-spacing="false"/>
    </style:style>
    <style:style style:name="P41" style:family="paragraph" style:parent-style-name="Text_20_body" style:list-style-name="L20"/>
    <style:style style:name="P42" style:family="paragraph" style:parent-style-name="Text_20_body" style:list-style-name="L20">
      <style:paragraph-properties fo:margin-top="0in" fo:margin-bottom="0in" style:contextual-spacing="false"/>
    </style:style>
    <style:style style:name="P43" style:family="paragraph" style:parent-style-name="Text_20_body" style:list-style-name="L21"/>
    <style:style style:name="P44" style:family="paragraph" style:parent-style-name="Text_20_body" style:list-style-name="L21">
      <style:paragraph-properties fo:margin-top="0in" fo:margin-bottom="0in" style:contextual-spacing="false"/>
    </style:style>
    <style:style style:name="P45" style:family="paragraph" style:parent-style-name="Text_20_body" style:list-style-name="L22"/>
    <style:style style:name="P46" style:family="paragraph" style:parent-style-name="Text_20_body" style:list-style-name="L22">
      <style:paragraph-properties fo:margin-top="0in" fo:margin-bottom="0in" style:contextual-spacing="false"/>
    </style:style>
    <style:style style:name="P47" style:family="paragraph" style:parent-style-name="Text_20_body" style:list-style-name="L23"/>
    <style:style style:name="P48" style:family="paragraph" style:parent-style-name="Text_20_body" style:list-style-name="L23">
      <style:paragraph-properties fo:margin-top="0in" fo:margin-bottom="0in" style:contextual-spacing="false"/>
    </style:style>
    <style:style style:name="P49" style:family="paragraph" style:parent-style-name="Text_20_body" style:list-style-name="L24"/>
    <style:style style:name="P50" style:family="paragraph" style:parent-style-name="Text_20_body" style:list-style-name="L24">
      <style:paragraph-properties fo:margin-top="0in" fo:margin-bottom="0in" style:contextual-spacing="false"/>
    </style:style>
    <style:style style:name="P51" style:family="paragraph">
      <style:paragraph-properties fo:text-align="start"/>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textarea-vertical-align="middle" style:wrap="run-through" style:number-wrapped-paragraphs="no-limit" style:vertical-pos="middle" style:vertical-rel="line" style:horizontal-pos="from-left" style:horizontal-rel="paragraph"/>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checkbox form:name="Check Box 1" form:control-implementation="ooo:com.sun.star.form.component.CheckBox" xml:id="control1" form:id="control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2" form:control-implementation="ooo:com.sun.star.form.component.CheckBox" xml:id="control2" form:id="control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3" form:control-implementation="ooo:com.sun.star.form.component.CheckBox" xml:id="control3" form:id="control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4" form:control-implementation="ooo:com.sun.star.form.component.CheckBox" xml:id="control4" form:id="control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5" form:control-implementation="ooo:com.sun.star.form.component.CheckBox" xml:id="control5" form:id="control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6" form:control-implementation="ooo:com.sun.star.form.component.CheckBox" xml:id="control6" form:id="control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7" form:control-implementation="ooo:com.sun.star.form.component.CheckBox" xml:id="control7" form:id="control7"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8" form:control-implementation="ooo:com.sun.star.form.component.CheckBox" xml:id="control8" form:id="control8"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9" form:control-implementation="ooo:com.sun.star.form.component.CheckBox" xml:id="control9" form:id="control9"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0" form:control-implementation="ooo:com.sun.star.form.component.CheckBox" xml:id="control10" form:id="control10"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1" form:control-implementation="ooo:com.sun.star.form.component.CheckBox" xml:id="control11" form:id="control11"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2" form:control-implementation="ooo:com.sun.star.form.component.CheckBox" xml:id="control12" form:id="control12"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3" form:control-implementation="ooo:com.sun.star.form.component.CheckBox" xml:id="control13" form:id="control13"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4" form:control-implementation="ooo:com.sun.star.form.component.CheckBox" xml:id="control14" form:id="control14"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5" form:control-implementation="ooo:com.sun.star.form.component.CheckBox" xml:id="control15" form:id="control15"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checkbox form:name="Check Box 16" form:control-implementation="ooo:com.sun.star.form.component.CheckBox" xml:id="control16" form:id="control16" form:label="Check Box"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Ecosystem Personhood Implementation Guide</text:h>
      <text:p text:style-name="Text_20_body">A practical guide for Bioregional Autonomous Zones (BAZs) on establishing legal personhood for rivers, forests, and other ecosystems, providing step-by-step frameworks for legal recognition, governance structures, and enforcement mechanisms.</text:p>
      <text:h text:style-name="Heading_20_2" text:outline-level="2">Guide Overview</text:h>
      <text:p text:style-name="Text_20_body"><text:span text:style-name="Strong_20_Emphasis">Purpose</text:span>: Enable communities to grant legal rights and personhood to ecosystems within their territories <text:span text:style-name="Strong_20_Emphasis">Scope</text:span>: Rivers, forests, wetlands, mountains, coral reefs, and other discrete ecological systems <text:span text:style-name="Strong_20_Emphasis">Authority</text:span>: BAZ councils, Traditional Knowledge keepers, and legal advocacy networks <text:span text:style-name="Strong_20_Emphasis">Timeline</text:span>: 6-18 months from initiation to full implementation</text:p>
      <text:h text:style-name="Heading_20_2" text:outline-level="2">Phase 1: Foundation and Assessment (Months 1-3)</text:h>
      <text:h text:style-name="Heading_20_3" text:outline-level="3">Ecosystem Identification and Characterization</text:h>
      <text:p text:style-name="Text_20_body"><text:span text:style-name="Strong_20_Emphasis">Step 1: Ecosystem Boundary Definition</text:span></text:p>
      <text:list xml:id="list1370876517" text:style-name="L1">
        <text:list-item>
          <text:p text:style-name="P4"><text:span text:style-name="Strong_20_Emphasis">Watershed Mapping</text:span>: Use hydrological surveys to define river system boundaries from source to mouth </text:p>
        </text:list-item>
        <text:list-item>
          <text:p text:style-name="P4"><text:span text:style-name="Strong_20_Emphasis">Ecological Assessment</text:span>: Identify keystone species, habitat connectivity, and ecological functions </text:p>
        </text:list-item>
        <text:list-item>
          <text:p text:style-name="P4"><text:span text:style-name="Strong_20_Emphasis">Cultural Significance</text:span>: Document Traditional Knowledge about ecosystem relationships and spiritual importance </text:p>
        </text:list-item>
        <text:list-item>
          <text:p text:style-name="P3"><text:span text:style-name="Strong_20_Emphasis">Legal Description</text:span>: Create precise geographic boundaries suitable for legal documentation </text:p>
        </text:list-item>
      </text:list>
      <text:p text:style-name="Text_20_body"><text:span text:style-name="Strong_20_Emphasis">Step 2: Community Readiness Assessment</text:span></text:p>
      <text:list xml:id="list1112201938" text:style-name="L2">
        <text:list-item>
          <text:p text:style-name="P6"><text:span text:style-name="Strong_20_Emphasis">Stakeholder Mapping</text:span>: Identify all human communities within and adjacent to ecosystem boundaries </text:p>
        </text:list-item>
        <text:list-item>
          <text:p text:style-name="P6"><text:span text:style-name="Strong_20_Emphasis">Traditional Authority</text:span>: Confirm Indigenous leadership and Traditional Knowledge keeper involvement </text:p>
        </text:list-item>
        <text:list-item>
          <text:p text:style-name="P6"><text:span text:style-name="Strong_20_Emphasis">Legal Capacity</text:span>: Assess local legal framework capacity for personhood recognition </text:p>
        </text:list-item>
        <text:list-item>
          <text:p text:style-name="P5"><text:span text:style-name="Strong_20_Emphasis">Resource Evaluation</text:span>: Determine financial and technical resources available for implementation </text:p>
        </text:list-item>
      </text:list>
      <text:p text:style-name="Text_20_body"><text:span text:style-name="Strong_20_Emphasis">Step 3: Cultural and Spiritual Protocol</text:span></text:p>
      <text:list xml:id="list3246170263" text:style-name="L3">
        <text:list-item>
          <text:p text:style-name="P8"><text:span text:style-name="Strong_20_Emphasis">Elder Consultation</text:span>: Mandatory discussion with Traditional Knowledge keepers about appropriate relationship protocols </text:p>
        </text:list-item>
        <text:list-item>
          <text:p text:style-name="P8"><text:span text:style-name="Strong_20_Emphasis">Ceremonial Requirements</text:span>: Identify any traditional ceremonies needed for ecosystem recognition </text:p>
        </text:list-item>
        <text:list-item>
          <text:p text:style-name="P8"><text:span text:style-name="Strong_20_Emphasis">Cultural Guidelines</text:span>: Establish protocols for ongoing respectful relationship with ecosystem entity </text:p>
        </text:list-item>
        <text:list-item>
          <text:p text:style-name="P7"><text:span text:style-name="Strong_20_Emphasis">Sacred Site Recognition</text:span>: Map and protect areas of particular spiritual significance within ecosystem </text:p>
        </text:list-item>
      </text:list>
      <text:h text:style-name="Heading_20_3" text:outline-level="3"><text:soft-page-break/>Legal Foundation Development</text:h>
      <text:p text:style-name="Text_20_body"><text:span text:style-name="Strong_20_Emphasis">Step 4: Jurisdiction Analysis</text:span></text:p>
      <text:list xml:id="list3093942756" text:style-name="L4">
        <text:list-item>
          <text:p text:style-name="P10"><text:span text:style-name="Strong_20_Emphasis">Existing Law Review</text:span>: Analyze current environmental and property law for personhood pathways </text:p>
        </text:list-item>
        <text:list-item>
          <text:p text:style-name="P10"><text:span text:style-name="Strong_20_Emphasis">Constitutional Assessment</text:span>: Evaluate constitutional compatibility with ecosystem rights recognition </text:p>
        </text:list-item>
        <text:list-item>
          <text:p text:style-name="P10"><text:span text:style-name="Strong_20_Emphasis">Precedent Research</text:span>: Study successful ecosystem personhood implementations globally </text:p>
        </text:list-item>
        <text:list-item>
          <text:p text:style-name="P9"><text:span text:style-name="Strong_20_Emphasis">Legal Strategy</text:span>: Develop approach for achieving recognition within existing or modified legal frameworks </text:p>
        </text:list-item>
      </text:list>
      <text:p text:style-name="Text_20_body"><text:span text:style-name="Strong_20_Emphasis">Step 5: Rights Framework Definition</text:span> Based on Dynamic Rights Spectrum Tier 3 protections:</text:p>
      <text:list xml:id="list3751328587" text:style-name="L5">
        <text:list-item>
          <text:p text:style-name="P12"><text:span text:style-name="Strong_20_Emphasis">Right to Exist</text:span>: Legal protection from destruction, pollution, or significant alteration </text:p>
        </text:list-item>
        <text:list-item>
          <text:p text:style-name="P12"><text:span text:style-name="Strong_20_Emphasis">Right to Regenerate</text:span>: Authority to recover from damage and maintain natural processes </text:p>
        </text:list-item>
        <text:list-item>
          <text:p text:style-name="P12"><text:span text:style-name="Strong_20_Emphasis">Right to Evolution</text:span>: Protection of natural evolutionary and ecological development </text:p>
        </text:list-item>
        <text:list-item>
          <text:p text:style-name="P11"><text:span text:style-name="Strong_20_Emphasis">Right to Representation</text:span>: Guaranteed voice in decisions affecting ecosystem wellbeing </text:p>
        </text:list-item>
      </text:list>
      <text:p text:style-name="Text_20_body"><text:span text:style-name="Strong_20_Emphasis">Step 6: Guardian Structure Design</text:span></text:p>
      <text:list xml:id="list905867136" text:style-name="L6">
        <text:list-item>
          <text:p text:style-name="P14"><text:span text:style-name="Strong_20_Emphasis">Guardian Selection</text:span>: Identify individuals or institutions to speak for ecosystem interests </text:p>
        </text:list-item>
        <text:list-item>
          <text:p text:style-name="P14"><text:span text:style-name="Strong_20_Emphasis">Qualification Requirements</text:span>: Define knowledge, cultural, and legal qualifications for guardians </text:p>
        </text:list-item>
        <text:list-item>
          <text:p text:style-name="P14"><text:span text:style-name="Strong_20_Emphasis">Authority Scope</text:span>: Establish decision-making power and legal standing for guardians </text:p>
        </text:list-item>
        <text:list-item>
          <text:p text:style-name="P13"><text:span text:style-name="Strong_20_Emphasis">Accountability Mechanisms</text:span>: Create oversight and evaluation systems for guardian performance </text:p>
        </text:list-item>
      </text:list>
      <text:h text:style-name="Heading_20_2" text:outline-level="2">Phase 2: Legal Implementation (Months 4-8)</text:h>
      <text:h text:style-name="Heading_20_3" text:outline-level="3">Legislative and Regulatory Process</text:h>
      <text:p text:style-name="Text_20_body"><text:span text:style-name="Strong_20_Emphasis">Step 7: Legal Documentation</text:span></text:p>
      <text:list xml:id="list2274804498" text:style-name="L7">
        <text:list-item>
          <text:p text:style-name="P16"><text:span text:style-name="Strong_20_Emphasis">Personhood Declaration</text:span>: Draft formal legal document establishing ecosystem as legal person </text:p>
        </text:list-item>
        <text:list-item>
          <text:p text:style-name="P16"><text:span text:style-name="Strong_20_Emphasis">Rights Charter</text:span>: Detailed specification of ecosystem rights and protections </text:p>
        </text:list-item>
        <text:list-item>
          <text:p text:style-name="P16"><text:span text:style-name="Strong_20_Emphasis">Guardian Appointment</text:span>: Legal designation of ecosystem representatives with defined authority </text:p>
        </text:list-item>
        <text:list-item>
          <text:p text:style-name="P15"><text:span text:style-name="Strong_20_Emphasis">Enforcement Mechanisms</text:span>: Legal procedures for protecting ecosystem rights and addressing violations </text:p>
        </text:list-item>
      </text:list>
      <text:p text:style-name="Text_20_body"><text:span text:style-name="Strong_20_Emphasis">Step 8: Community Consent Process</text:span></text:p>
      <text:list xml:id="list1441321560" text:style-name="L8">
        <text:list-item>
          <text:p text:style-name="P18"><text:span text:style-name="Strong_20_Emphasis">Free, Prior, and Informed Consent</text:span>: Ensure all affected Indigenous communities approve ecosystem personhood </text:p>
        </text:list-item>
        <text:list-item>
          <text:p text:style-name="P18"><text:span text:style-name="Strong_20_Emphasis">Public Consultation</text:span>: Facilitate community dialogues about implementation and implications </text:p>
        </text:list-item>
        <text:list-item>
          <text:p text:style-name="P18"><text:span text:style-name="Strong_20_Emphasis">Democratic Validation</text:span>: Conduct appropriate voting or consensus processes for community approval </text:p>
        </text:list-item>
        <text:list-item>
          <text:p text:style-name="P17"><text:span text:style-name="Strong_20_Emphasis">Dispute Resolution</text:span>: Address concerns and objections through mediation and modification </text:p>
        </text:list-item>
      </text:list>
      <text:p text:style-name="Text_20_body"><text:soft-page-break/><text:span text:style-name="Strong_20_Emphasis">Step 9: Legal Enactment</text:span></text:p>
      <text:list xml:id="list3529098107" text:style-name="L9">
        <text:list-item>
          <text:p text:style-name="P20"><text:span text:style-name="Strong_20_Emphasis">BAZ Council Resolution</text:span>: Formal adoption of ecosystem personhood by local governance authority </text:p>
        </text:list-item>
        <text:list-item>
          <text:p text:style-name="P20"><text:span text:style-name="Strong_20_Emphasis">Legal Registration</text:span>: Filing of ecosystem personhood documentation in appropriate legal repositories </text:p>
        </text:list-item>
        <text:list-item>
          <text:p text:style-name="P20"><text:span text:style-name="Strong_20_Emphasis">Government Notification</text:span>: Inform relevant federal and regional authorities of ecosystem rights recognition </text:p>
        </text:list-item>
        <text:list-item>
          <text:p text:style-name="P19"><text:span text:style-name="Strong_20_Emphasis">International Declaration</text:span>: Announce ecosystem personhood to global Indigenous and environmental networks </text:p>
        </text:list-item>
      </text:list>
      <text:h text:style-name="Heading_20_3" text:outline-level="3">Governance Structure Establishment</text:h>
      <text:p text:style-name="Text_20_body"><text:span text:style-name="Strong_20_Emphasis">Step 10: Guardian Council Formation</text:span> <text:span text:style-name="Strong_20_Emphasis">Composition</text:span> (recommended structure):</text:p>
      <text:list xml:id="list3653535152" text:style-name="L10">
        <text:list-item>
          <text:p text:style-name="P22"><text:span text:style-name="Strong_20_Emphasis">Indigenous Representatives</text:span> (50%): Traditional Knowledge keepers and hereditary authorities </text:p>
        </text:list-item>
        <text:list-item>
          <text:p text:style-name="P22"><text:span text:style-name="Strong_20_Emphasis">Scientific Advisors</text:span> (25%): Ecologists, hydrologists, and biologists with ecosystem expertise </text:p>
        </text:list-item>
        <text:list-item>
          <text:p text:style-name="P22"><text:span text:style-name="Strong_20_Emphasis">Community Members</text:span> (15%): Local residents and ecosystem users with demonstrated relationship </text:p>
        </text:list-item>
        <text:list-item>
          <text:p text:style-name="P21"><text:span text:style-name="Strong_20_Emphasis">Youth Representatives</text:span> (10%): Next-generation voices representing future ecosystem relationship </text:p>
        </text:list-item>
      </text:list>
      <text:p text:style-name="Text_20_body"><text:span text:style-name="Strong_20_Emphasis">Step 11: Guardian Authority and Procedures</text:span></text:p>
      <text:list xml:id="list3095099326" text:style-name="L11">
        <text:list-item>
          <text:p text:style-name="P24"><text:span text:style-name="Strong_20_Emphasis">Decision-Making Process</text:span>: Consensus-based protocols respecting Traditional Knowledge and scientific input </text:p>
        </text:list-item>
        <text:list-item>
          <text:p text:style-name="P24"><text:span text:style-name="Strong_20_Emphasis">Meeting Schedules</text:span>: Regular gatherings aligned with seasonal cycles and traditional calendars </text:p>
        </text:list-item>
        <text:list-item>
          <text:p text:style-name="P24"><text:span text:style-name="Strong_20_Emphasis">Emergency Protocols</text:span>: Rapid response procedures for ecosystem threats and violations </text:p>
        </text:list-item>
        <text:list-item>
          <text:p text:style-name="P23"><text:span text:style-name="Strong_20_Emphasis">Reporting Requirements</text:span>: Regular public updates on ecosystem health and guardian activities </text:p>
        </text:list-item>
      </text:list>
      <text:p text:style-name="Text_20_body"><text:span text:style-name="Strong_20_Emphasis">Step 12: Legal Standing and Advocacy</text:span></text:p>
      <text:list xml:id="list59921437" text:style-name="L12">
        <text:list-item>
          <text:p text:style-name="P26"><text:span text:style-name="Strong_20_Emphasis">Court Access</text:span>: Establishing ecosystem's right to sue and be represented in legal proceedings </text:p>
        </text:list-item>
        <text:list-item>
          <text:p text:style-name="P26"><text:span text:style-name="Strong_20_Emphasis">Legal Counsel</text:span>: Appointing attorneys or advocates authorized to represent ecosystem interests </text:p>
        </text:list-item>
        <text:list-item>
          <text:p text:style-name="P26"><text:span text:style-name="Strong_20_Emphasis">Intervention Rights</text:span>: Authority to participate in any legal proceedings affecting ecosystem wellbeing </text:p>
        </text:list-item>
        <text:list-item>
          <text:p text:style-name="P25"><text:span text:style-name="Strong_20_Emphasis">Precedent Development</text:span>: Strategic litigation to strengthen ecosystem rights jurisprudence </text:p>
        </text:list-item>
      </text:list>
      <text:h text:style-name="Heading_20_2" text:outline-level="2">Phase 3: Management and Protection (Months 6-12)</text:h>
      <text:h text:style-name="Heading_20_3" text:outline-level="3">Monitoring and Assessment Systems</text:h>
      <text:p text:style-name="Text_20_body"><text:span text:style-name="Strong_20_Emphasis">Step 13: Ecosystem Health Indicators</text:span></text:p>
      <text:list xml:id="list980070409" text:style-name="L13">
        <text:list-item>
          <text:p text:style-name="P28"><text:span text:style-name="Strong_20_Emphasis">Biological Metrics</text:span>: Species diversity, population health, habitat quality, reproductive success </text:p>
        </text:list-item>
        <text:list-item>
          <text:p text:style-name="P28"><text:span text:style-name="Strong_20_Emphasis">Physical Measures</text:span>: Water quality, air quality, soil health, geological stability </text:p>
        </text:list-item>
        <text:list-item>
          <text:p text:style-name="P28"><text:soft-page-break/><text:span text:style-name="Strong_20_Emphasis">Cultural Indicators</text:span>: Traditional use sustainability, ceremonial site integrity, cultural transmission </text:p>
        </text:list-item>
        <text:list-item>
          <text:p text:style-name="P27"><text:span text:style-name="Strong_20_Emphasis">Technology Integration</text:span>: Sensor networks, satellite monitoring, and AI-assisted pattern recognition </text:p>
        </text:list-item>
      </text:list>
      <text:p text:style-name="Text_20_body"><text:span text:style-name="Strong_20_Emphasis">Step 14: Rights Violation Detection</text:span></text:p>
      <text:list xml:id="list406978445" text:style-name="L14">
        <text:list-item>
          <text:p text:style-name="P30"><text:span text:style-name="Strong_20_Emphasis">Community Reporting</text:span>: Easy-access systems for reporting potential ecosystem harm or rights violations </text:p>
        </text:list-item>
        <text:list-item>
          <text:p text:style-name="P30"><text:span text:style-name="Strong_20_Emphasis">Guardian Monitoring</text:span>: Regular ecosystem assessment by Guardian Council members </text:p>
        </text:list-item>
        <text:list-item>
          <text:p text:style-name="P30"><text:span text:style-name="Strong_20_Emphasis">Scientific Assessment</text:span>: Technical evaluation of ecosystem health and human impact </text:p>
        </text:list-item>
        <text:list-item>
          <text:p text:style-name="P29"><text:span text:style-name="Strong_20_Emphasis">Cultural Evaluation</text:span>: Traditional Knowledge assessment of ecosystem spiritual and cultural wellbeing </text:p>
        </text:list-item>
      </text:list>
      <text:p text:style-name="Text_20_body"><text:span text:style-name="Strong_20_Emphasis">Step 15: Enforcement Mechanisms</text:span></text:p>
      <text:list xml:id="list716618877" text:style-name="L15">
        <text:list-item>
          <text:p text:style-name="P32"><text:span text:style-name="Strong_20_Emphasis">Legal Action</text:span>: Court proceedings against entities harming ecosystem or violating rights </text:p>
        </text:list-item>
        <text:list-item>
          <text:p text:style-name="P32"><text:span text:style-name="Strong_20_Emphasis">Economic Penalties</text:span>: Fines, restoration requirements, and compensation for ecosystem damage </text:p>
        </text:list-item>
        <text:list-item>
          <text:p text:style-name="P32"><text:span text:style-name="Strong_20_Emphasis">Activity Restrictions</text:span>: Injunctions and prohibitions against harmful activities within ecosystem boundaries </text:p>
        </text:list-item>
        <text:list-item>
          <text:p text:style-name="P31"><text:span text:style-name="Strong_20_Emphasis">Restoration Orders</text:span>: Requirements for active ecosystem healing and regeneration </text:p>
        </text:list-item>
      </text:list>
      <text:h text:style-name="Heading_20_3" text:outline-level="3">Economic Integration</text:h>
      <text:p text:style-name="Text_20_body"><text:span text:style-name="Strong_20_Emphasis">Step 16: Ecosystem Services Recognition</text:span></text:p>
      <text:list xml:id="list3859297202" text:style-name="L16">
        <text:list-item>
          <text:p text:style-name="P34"><text:span text:style-name="Strong_20_Emphasis">Value Assessment</text:span>: Economic valuation of ecosystem services (water purification, carbon sequestration, flood control) </text:p>
        </text:list-item>
        <text:list-item>
          <text:p text:style-name="P34"><text:span text:style-name="Strong_20_Emphasis">Payment Systems</text:span>: Compensation for communities maintaining ecosystem health and rights </text:p>
        </text:list-item>
        <text:list-item>
          <text:p text:style-name="P34"><text:span text:style-name="Strong_20_Emphasis">AUBI Integration</text:span>: Hearts and Leaves payments for ecosystem stewardship and protection activities </text:p>
        </text:list-item>
        <text:list-item>
          <text:p text:style-name="P33"><text:span text:style-name="Strong_20_Emphasis">Market Mechanisms</text:span>: Carbon credits, biodiversity credits, and other economic incentives for ecosystem protection </text:p>
        </text:list-item>
      </text:list>
      <text:p text:style-name="Text_20_body"><text:span text:style-name="Strong_20_Emphasis">Step 17: Sustainable Use Protocols</text:span></text:p>
      <text:list xml:id="list257008634" text:style-name="L17">
        <text:list-item>
          <text:p text:style-name="P36"><text:span text:style-name="Strong_20_Emphasis">Traditional Use Rights</text:span>: Protecting Indigenous and traditional community access to ecosystem resources </text:p>
        </text:list-item>
        <text:list-item>
          <text:p text:style-name="P36"><text:span text:style-name="Strong_20_Emphasis">Tourism Management</text:span>: Sustainable visitor protocols that respect ecosystem rights and cultural protocols </text:p>
        </text:list-item>
        <text:list-item>
          <text:p text:style-name="P36"><text:span text:style-name="Strong_20_Emphasis">Research Guidelines</text:span>: Scientific study permissions that prioritize ecosystem wellbeing and community consent </text:p>
        </text:list-item>
        <text:list-item>
          <text:p text:style-name="P35"><text:span text:style-name="Strong_20_Emphasis">Development Restrictions</text:span>: Clear prohibitions and limitations on activities incompatible with ecosystem rights </text:p>
        </text:list-item>
      </text:list>
      <text:h text:style-name="Heading_20_2" text:outline-level="2">Phase 4: Long-term Sustainability (Months 12-18+)</text:h>
      <text:h text:style-name="Heading_20_3" text:outline-level="3">Adaptive Management</text:h>
      <text:p text:style-name="Text_20_body"><text:span text:style-name="Strong_20_Emphasis">Step 18: Guardian Council Evolution</text:span></text:p>
      <text:list xml:id="list4013251074" text:style-name="L18">
        <text:list-item>
          <text:p text:style-name="P38"><text:soft-page-break/><text:span text:style-name="Strong_20_Emphasis">Succession Planning</text:span>: Training next-generation guardians and maintaining Traditional Knowledge transmission </text:p>
        </text:list-item>
        <text:list-item>
          <text:p text:style-name="P38"><text:span text:style-name="Strong_20_Emphasis">Capacity Building</text:span>: Ongoing education and skill development for Guardian Council members </text:p>
        </text:list-item>
        <text:list-item>
          <text:p text:style-name="P38"><text:span text:style-name="Strong_20_Emphasis">Network Building</text:span>: Connections with other ecosystem personhood initiatives for learning and mutual support </text:p>
        </text:list-item>
        <text:list-item>
          <text:p text:style-name="P37"><text:span text:style-name="Strong_20_Emphasis">Authority Refinement</text:span>: Continuous improvement of guardian effectiveness based on experience and outcomes </text:p>
        </text:list-item>
      </text:list>
      <text:p text:style-name="Text_20_body"><text:span text:style-name="Strong_20_Emphasis">Step 19: Legal Framework Refinement</text:span></text:p>
      <text:list xml:id="list1472746761" text:style-name="L19">
        <text:list-item>
          <text:p text:style-name="P40"><text:span text:style-name="Strong_20_Emphasis">Jurisprudence Development</text:span>: Building case law and legal precedents through strategic litigation </text:p>
        </text:list-item>
        <text:list-item>
          <text:p text:style-name="P40"><text:span text:style-name="Strong_20_Emphasis">Policy Evolution</text:span>: Refining ecosystem rights implementation based on practical experience </text:p>
        </text:list-item>
        <text:list-item>
          <text:p text:style-name="P40"><text:span text:style-name="Strong_20_Emphasis">Legislative Expansion</text:span>: Advocating for broader legal recognition and protection mechanisms </text:p>
        </text:list-item>
        <text:list-item>
          <text:p text:style-name="P39"><text:span text:style-name="Strong_20_Emphasis">International Coordination</text:span>: Collaboration with global ecosystem rights movements and legal networks </text:p>
        </text:list-item>
      </text:list>
      <text:p text:style-name="Text_20_body"><text:span text:style-name="Strong_20_Emphasis">Step 20: Community Integration</text:span></text:p>
      <text:list xml:id="list1689769602" text:style-name="L20">
        <text:list-item>
          <text:p text:style-name="P42"><text:span text:style-name="Strong_20_Emphasis">Cultural Embedding</text:span>: Making ecosystem personhood a natural part of community life and decision-making </text:p>
        </text:list-item>
        <text:list-item>
          <text:p text:style-name="P42"><text:span text:style-name="Strong_20_Emphasis">Educational Integration</text:span>: Teaching ecosystem rights and relationships in local schools and community programs </text:p>
        </text:list-item>
        <text:list-item>
          <text:p text:style-name="P42"><text:span text:style-name="Strong_20_Emphasis">Economic Integration</text:span>: Ensuring ecosystem rights support rather than burden local economic sustainability </text:p>
        </text:list-item>
        <text:list-item>
          <text:p text:style-name="P41"><text:span text:style-name="Strong_20_Emphasis">Generational Transmission</text:span>: Preparing future generations to maintain and evolve ecosystem relationships </text:p>
        </text:list-item>
      </text:list>
      <text:h text:style-name="Heading_20_2" text:outline-level="2">Implementation Tools and Resources</text:h>
      <text:h text:style-name="Heading_20_3" text:outline-level="3">Legal Templates</text:h>
      <text:p text:style-name="Text_20_body"><text:span text:style-name="Strong_20_Emphasis">Ecosystem Personhood Declaration Template:</text:span></text:p>
      <text:p text:style-name="Preformatted_20_Text"><text:span text:style-name="Source_20_Text">DECLARATION OF LEGAL PERSONHOOD FOR [ECOSYSTEM NAME]</text:span></text:p>
      <text:p text:style-name="Preformatted_20_Text"/>
      <text:p text:style-name="Preformatted_20_Text"><text:span text:style-name="Source_20_Text">WHEREAS, the [specific ecosystem] is a living entity deserving of recognition and protection;</text:span></text:p>
      <text:p text:style-name="Preformatted_20_Text"><text:span text:style-name="Source_20_Text">WHEREAS, Traditional Knowledge holders have maintained relationship with this ecosystem for [time period];</text:span></text:p>
      <text:p text:style-name="Preformatted_20_Text"><text:span text:style-name="Source_20_Text">WHEREAS, this ecosystem provides essential services for human and non-human community wellbeing;</text:span></text:p>
      <text:p text:style-name="Preformatted_20_Text"><text:span text:style-name="Source_20_Text">WHEREAS, ecosystem personhood represents the natural evolution of legal recognition;</text:span></text:p>
      <text:p text:style-name="Preformatted_20_Text"/>
      <text:p text:style-name="Preformatted_20_Text"><text:span text:style-name="Source_20_Text">NOW THEREFORE, the [BAZ Council/Community Authority] hereby declares:</text:span></text:p>
      <text:p text:style-name="Preformatted_20_Text"/>
      <text:p text:style-name="Preformatted_20_Text"><text:span text:style-name="Source_20_Text">1. [Ecosystem Name] is recognized as a legal person with inherent rights and dignity</text:span></text:p>
      <text:p text:style-name="Preformatted_20_Text"><text:span text:style-name="Source_20_Text">2. [Ecosystem Name] possesses the rights to exist, regenerate, evolve, and be represented</text:span></text:p>
      <text:p text:style-name="Preformatted_20_Text"><text:soft-page-break/><text:span text:style-name="Source_20_Text">3. [Guardian Names/Institutions] are appointed as legal guardians and representatives</text:span></text:p>
      <text:p text:style-name="Preformatted_20_Text"><text:span text:style-name="Source_20_Text">4. All activities within ecosystem boundaries must respect ecosystem rights and wellbeing</text:span></text:p>
      <text:p text:style-name="Preformatted_20_Text"><text:span text:style-name="Source_20_Text">5. Violations of ecosystem rights are subject to legal action and restoration requirements</text:span></text:p>
      <text:p text:style-name="Preformatted_20_Text"/>
      <text:p text:style-name="P2"><text:span text:style-name="Source_20_Text">[Signatures, dates, legal registration information]</text:span></text:p>
      <text:p text:style-name="Text_20_body"><text:span text:style-name="Strong_20_Emphasis">Guardian Appointment Documentation:</text:span></text:p>
      <text:p text:style-name="Preformatted_20_Text"><text:span text:style-name="Source_20_Text">APPOINTMENT OF ECOSYSTEM GUARDIANS FOR [ECOSYSTEM NAME]</text:span></text:p>
      <text:p text:style-name="Preformatted_20_Text"/>
      <text:p text:style-name="Preformatted_20_Text"><text:span text:style-name="Source_20_Text">The following individuals/institutions are hereby appointed as legal guardians for [Ecosystem Name]:</text:span></text:p>
      <text:p text:style-name="Preformatted_20_Text"/>
      <text:p text:style-name="Preformatted_20_Text"><text:span text:style-name="Source_20_Text">TRADITIONAL KNOWLEDGE GUARDIANS:</text:span></text:p>
      <text:p text:style-name="Preformatted_20_Text"><text:span text:style-name="Source_20_Text">- [Names and credentials of Indigenous representatives]</text:span></text:p>
      <text:p text:style-name="Preformatted_20_Text"/>
      <text:p text:style-name="Preformatted_20_Text"><text:span text:style-name="Source_20_Text">SCIENTIFIC GUARDIANS:</text:span></text:p>
      <text:p text:style-name="Preformatted_20_Text"><text:span text:style-name="Source_20_Text">- [Names and credentials of scientific advisors]</text:span></text:p>
      <text:p text:style-name="Preformatted_20_Text"/>
      <text:p text:style-name="Preformatted_20_Text"><text:span text:style-name="Source_20_Text">COMMUNITY GUARDIANS:</text:span></text:p>
      <text:p text:style-name="Preformatted_20_Text"><text:span text:style-name="Source_20_Text">- [Names and credentials of community representatives]</text:span></text:p>
      <text:p text:style-name="Preformatted_20_Text"/>
      <text:p text:style-name="Preformatted_20_Text"><text:span text:style-name="Source_20_Text">YOUTH GUARDIANS:</text:span></text:p>
      <text:p text:style-name="Preformatted_20_Text"><text:span text:style-name="Source_20_Text">- [Names and credentials of youth representatives]</text:span></text:p>
      <text:p text:style-name="Preformatted_20_Text"/>
      <text:p text:style-name="Preformatted_20_Text"><text:span text:style-name="Source_20_Text">GUARDIAN AUTHORITY includes:</text:span></text:p>
      <text:p text:style-name="Preformatted_20_Text"><text:span text:style-name="Source_20_Text">- Legal standing to represent ecosystem interests in all proceedings</text:span></text:p>
      <text:p text:style-name="Preformatted_20_Text"><text:span text:style-name="Source_20_Text">- Authority to consent to or reject activities affecting ecosystem wellbeing</text:span></text:p>
      <text:p text:style-name="Preformatted_20_Text"><text:span text:style-name="Source_20_Text">- Responsibility for monitoring ecosystem health and rights implementation</text:span></text:p>
      <text:p text:style-name="Preformatted_20_Text"><text:span text:style-name="Source_20_Text">- Power to initiate legal action for ecosystem rights violations</text:span></text:p>
      <text:p text:style-name="Preformatted_20_Text"/>
      <text:p text:style-name="P2"><text:span text:style-name="Source_20_Text">[Signatures, qualifications, appointment dates]</text:span></text:p>
      <text:h text:style-name="Heading_20_3" text:outline-level="3">Cultural Integration Protocols</text:h>
      <text:p text:style-name="Text_20_body"><text:span text:style-name="Strong_20_Emphasis">Traditional Knowledge Integration Checklist:</text:span></text:p>
      <text:list xml:id="list3057466259" text:style-name="L21">
        <text:list-item>
          <text:p text:style-name="P44"><draw:control text:anchor-type="as-char" draw:z-index="0" draw:name="Control 1" draw:style-name="gr1" draw:text-style-name="P51" svg:width="0.1567in" svg:height="0.1657in" draw:control="control1"/><text:s/>Elder consultation completed and documented </text:p>
        </text:list-item>
        <text:list-item>
          <text:p text:style-name="P44"><draw:control text:anchor-type="as-char" draw:z-index="1" draw:name="Control 2" draw:style-name="gr1" draw:text-style-name="P51" svg:width="0.1476in" svg:height="0.1476in" draw:control="control2"/><text:s/>Traditional names and relationships acknowledged in legal documentation </text:p>
        </text:list-item>
        <text:list-item>
          <text:p text:style-name="P44"><draw:control text:anchor-type="as-char" draw:z-index="2" draw:name="Control 3" draw:style-name="gr1" draw:text-style-name="P51" svg:width="0.1913in" svg:height="0.1307in" draw:control="control3"/><text:s/>Appropriate ceremonies conducted for ecosystem recognition </text:p>
        </text:list-item>
        <text:list-item>
          <text:p text:style-name="P44"><draw:control text:anchor-type="as-char" draw:z-index="3" draw:name="Control 4" draw:style-name="gr1" draw:text-style-name="P51" svg:width="0.1831in" svg:height="0.1217in" draw:control="control4"/><text:s/>Cultural protocols established for ongoing ecosystem relationship </text:p>
        </text:list-item>
        <text:list-item>
          <text:p text:style-name="P44"><draw:control text:anchor-type="as-char" draw:z-index="4" draw:name="Control 5" draw:style-name="gr1" draw:text-style-name="P51" svg:width="0.1823in" svg:height="0.1394in" draw:control="control5"/><text:s/>Traditional management practices incorporated into protection strategies </text:p>
        </text:list-item>
        <text:list-item>
          <text:p text:style-name="P44"><draw:control text:anchor-type="as-char" draw:z-index="5" draw:name="Control 6" draw:style-name="gr1" draw:text-style-name="P51" svg:width="0.1657in" svg:height="0.1307in" draw:control="control6"/><text:s/>Indigenous language terms included in legal and educational materials </text:p>
        </text:list-item>
        <text:list-item>
          <text:p text:style-name="P44"><draw:control text:anchor-type="as-char" draw:z-index="6" draw:name="Control 7" draw:style-name="gr1" draw:text-style-name="P51" svg:width="0.1567in" svg:height="0.1394in" draw:control="control7"/><text:s/>Sacred sites within ecosystem boundaries identified and protected </text:p>
        </text:list-item>
        <text:list-item>
          <text:p text:style-name="P43"><draw:control text:anchor-type="as-char" draw:z-index="7" draw:name="Control 8" draw:style-name="gr1" draw:text-style-name="P51" svg:width="0.174in" svg:height="0.113in" draw:control="control8"/><text:s/>Traditional Knowledge transmission plans developed for future generations </text:p>
        </text:list-item>
      </text:list>
      <text:p text:style-name="Text_20_body"><text:span text:style-name="Strong_20_Emphasis">Community Engagement Guidelines:</text:span></text:p>
      <text:list xml:id="list4017983343" text:style-name="L22">
        <text:list-item>
          <text:p text:style-name="P46"><draw:control text:anchor-type="as-char" draw:z-index="8" draw:name="Control 9" draw:style-name="gr1" draw:text-style-name="P51" svg:width="0.148in" svg:height="0.1476in" draw:control="control9"/><text:s/>All affected communities identified and consulted </text:p>
        </text:list-item>
        <text:list-item>
          <text:p text:style-name="P46"><draw:control text:anchor-type="as-char" draw:z-index="9" draw:name="Control 10" draw:style-name="gr1" draw:text-style-name="P51" svg:width="0.1913in" svg:height="0.113in" draw:control="control10"/><text:s/>Free, prior, and informed consent obtained from Indigenous communities </text:p>
        </text:list-item>
        <text:list-item>
          <text:p text:style-name="P46"><draw:control text:anchor-type="as-char" draw:z-index="10" draw:name="Control 11" draw:style-name="gr1" draw:text-style-name="P51" svg:width="0.1657in" svg:height="0.1303in" draw:control="control11"/><text:s/>Public education conducted about ecosystem personhood implications </text:p>
        </text:list-item>
        <text:list-item>
          <text:p text:style-name="P46"><draw:control text:anchor-type="as-char" draw:z-index="11" draw:name="Control 12" draw:style-name="gr1" draw:text-style-name="P51" svg:width="0.1657in" svg:height="0.1303in" draw:control="control12"/>Community concerns addressed through modification or mitigation </text:p>
        </text:list-item>
        <text:list-item>
          <text:p text:style-name="P46"><draw:control text:anchor-type="as-char" draw:z-index="12" draw:name="Control 13" draw:style-name="gr1" draw:text-style-name="P51" svg:width="0.1657in" svg:height="0.1217in" draw:control="control13"/>Democratic validation processes completed appropriately </text:p>
        </text:list-item>
        <text:list-item>
          <text:p text:style-name="P46"><draw:control text:anchor-type="as-char" draw:z-index="13" draw:name="Control 14" draw:style-name="gr1" draw:text-style-name="P51" svg:width="0.1567in" svg:height="0.1307in" draw:control="control14"/>Ongoing communication systems established for community involvement </text:p>
        </text:list-item>
        <text:list-item>
          <text:p text:style-name="P46"><text:soft-page-break/><draw:control text:anchor-type="as-char" draw:z-index="14" draw:name="Control 15" draw:style-name="gr1" draw:text-style-name="P51" svg:width="0.1831in" svg:height="0.165in" draw:control="control15"/><text:s/>Conflict resolution mechanisms created for disputes </text:p>
        </text:list-item>
        <text:list-item>
          <text:p text:style-name="P45"><draw:control text:anchor-type="as-char" draw:z-index="15" draw:name="Control 16" draw:style-name="gr1" draw:text-style-name="P51" svg:width="0.1657in" svg:height="0.1657in" draw:control="control16"/><text:s/>Community celebration and recognition ceremonies conducted </text:p>
        </text:list-item>
      </text:list>
      <text:h text:style-name="Heading_20_3" text:outline-level="3">Monitoring and Evaluation Framework</text:h>
      <text:p text:style-name="Text_20_body"><text:span text:style-name="Strong_20_Emphasis">Ecosystem Health Assessment Protocol:</text:span></text:p>
      <text:list xml:id="list3811728029" text:style-name="L23">
        <text:list-item>
          <text:p text:style-name="P48"><text:span text:style-name="Strong_20_Emphasis">Quarterly Assessments</text:span>: Guardian Council evaluation of ecosystem wellbeing </text:p>
        </text:list-item>
        <text:list-item>
          <text:p text:style-name="P48"><text:span text:style-name="Strong_20_Emphasis">Annual Scientific Review</text:span>: Technical assessment of ecological indicators and trends </text:p>
        </text:list-item>
        <text:list-item>
          <text:p text:style-name="P48"><text:span text:style-name="Strong_20_Emphasis">Cultural Evaluation</text:span>: Traditional Knowledge assessment of ecosystem spiritual and cultural health </text:p>
        </text:list-item>
        <text:list-item>
          <text:p text:style-name="P48"><text:span text:style-name="Strong_20_Emphasis">Community Feedback</text:span>: Regular input from ecosystem neighbors and users about relationship quality </text:p>
        </text:list-item>
        <text:list-item>
          <text:p text:style-name="P47"><text:span text:style-name="Strong_20_Emphasis">Rights Violation Tracking</text:span>: Documentation of all reported violations and resolution outcomes </text:p>
        </text:list-item>
      </text:list>
      <text:p text:style-name="Text_20_body"><text:span text:style-name="Strong_20_Emphasis">Success Metrics:</text:span></text:p>
      <text:list xml:id="list419245444" text:style-name="L24">
        <text:list-item>
          <text:p text:style-name="P50"><text:span text:style-name="Strong_20_Emphasis">Legal Recognition</text:span>: Formal legal status achieved and maintained </text:p>
        </text:list-item>
        <text:list-item>
          <text:p text:style-name="P50"><text:span text:style-name="Strong_20_Emphasis">Rights Protection</text:span>: Number and severity of rights violations over time </text:p>
        </text:list-item>
        <text:list-item>
          <text:p text:style-name="P50"><text:span text:style-name="Strong_20_Emphasis">Ecosystem Health</text:span>: Biological, physical, and cultural health indicators </text:p>
        </text:list-item>
        <text:list-item>
          <text:p text:style-name="P50"><text:span text:style-name="Strong_20_Emphasis">Community Satisfaction</text:span>: Stakeholder evaluation of implementation success </text:p>
        </text:list-item>
        <text:list-item>
          <text:p text:style-name="P49"><text:span text:style-name="Strong_20_Emphasis">Replication Potential</text:span>: Documentation and sharing for other ecosystem personhood initiatives </text:p>
        </text:list-item>
      </text:list>
      <text:h text:style-name="Heading_20_2" text:outline-level="2">Case Study Examples</text:h>
      <text:h text:style-name="Heading_20_3" text:outline-level="3">Whanganui River (Aotearoa/New Zealand)</text:h>
      <text:p text:style-name="Text_20_body"><text:span text:style-name="Strong_20_Emphasis">Achievement</text:span>: First river granted legal personhood (2017) <text:span text:style-name="Strong_20_Emphasis">Structure</text:span>: Two guardians appointed (one Crown, one Whanganui iwi) <text:span text:style-name="Strong_20_Emphasis">Rights</text:span>: "All the rights, powers, duties and liabilities of a legal person" <text:span text:style-name="Strong_20_Emphasis">Implementation</text:span>: Settlement legislation, ongoing relationship protocols <text:span text:style-name="Strong_20_Emphasis">Lessons</text:span>: Importance of Indigenous leadership, government cooperation, long-term relationship focus</text:p>
      <text:h text:style-name="Heading_20_3" text:outline-level="3">Ganges and Yamuna Rivers (India)</text:h>
      <text:p text:style-name="Text_20_body"><text:span text:style-name="Strong_20_Emphasis">Achievement</text:span>: Legal personhood granted by court order (2017) <text:span text:style-name="Strong_20_Emphasis">Structure</text:span>: Government officials appointed as guardians <text:span text:style-name="Strong_20_Emphasis">Rights</text:span>: Same legal rights as human beings <text:span text:style-name="Strong_20_Emphasis">Challenges</text:span>: Implementation difficulties, government appeal <text:span text:style-name="Strong_20_Emphasis">Lessons</text:span>: Need for enforcement mechanisms, community support, political sustainability</text:p>
      <text:h text:style-name="Heading_20_3" text:outline-level="3">Atrato River (Colombia)</text:h>
      <text:p text:style-name="Text_20_body"><text:span text:style-name="Strong_20_Emphasis">Achievement</text:span>: Constitutional Court recognition (2016) <text:span text:style-name="Strong_20_Emphasis">Structure</text:span>: Joint guardianship between government and communities <text:span text:style-name="Strong_20_Emphasis">Rights</text:span>: Rights to protection, conservation, maintenance, and restoration <text:span text:style-name="Strong_20_Emphasis">Innovation</text:span>: Rights of nature integrated with human rights protection <text:span text:style-name="Strong_20_Emphasis">Lessons</text:span>: Constitutional foundation importance, integrated rights approach</text:p>
      <text:p text:style-name="Text_20_body">This Ecosystem Personhood Implementation Guide provides practical pathways for communities to recognize ecosystem rights while respecting cultural protocols and building sustainable protection <text:soft-page-break/>systems. Through careful implementation of legal recognition, guardian structures, and community engagement, ecosystems can gain the legal standing necessary to protect their integrity and support the flourishing of all beings within their boundaries.</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2T15:21:37.028463589</meta:creation-date>
    <dc:date>2025-07-12T15:23:29.712356679</dc:date>
    <meta:editing-duration>PT1M53S</meta:editing-duration>
    <meta:editing-cycles>1</meta:editing-cycles>
    <meta:document-statistic meta:table-count="0" meta:image-count="0" meta:object-count="0" meta:page-count="8" meta:paragraph-count="187" meta:word-count="1870" meta:character-count="15070" meta:non-whitespace-character-count="13374"/>
    <meta:generator>LibreOffice/7.3.7.2$Linux_X86_64 LibreOffice_project/30$Build-2</meta:generator>
  </office:meta>
</office:document-meta>
</file>